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625" officeooo:paragraph-rsid="00154625"/>
    </style:style>
    <style:style style:name="P2" style:family="paragraph" style:parent-style-name="Standard">
      <style:text-properties officeooo:rsid="0015be13" officeooo:paragraph-rsid="0015be13"/>
    </style:style>
    <style:style style:name="P3" style:family="paragraph" style:parent-style-name="Standard">
      <style:text-properties officeooo:paragraph-rsid="0015be13"/>
    </style:style>
    <style:style style:name="P4" style:family="paragraph" style:parent-style-name="Standard">
      <style:text-properties officeooo:rsid="0016b7de" officeooo:paragraph-rsid="0016b7de"/>
    </style:style>
    <style:style style:name="T1" style:family="text">
      <style:text-properties officeooo:rsid="00154625"/>
    </style:style>
    <style:style style:name="T2" style:family="text">
      <style:text-properties officeooo:rsid="0015be13"/>
    </style:style>
    <style:style style:name="T3" style:family="text">
      <style:text-properties officeooo:rsid="0016b7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дульные тесты:</text:p>
      <text:p text:style-name="P1"/>
      <text:p text:style-name="P1">1. Проверка card_number регулярным выражением на соответствие шаблону — 16 цифр.</text:p>
      <text:p text:style-name="P1">2. Проверка card_holder регулярным выражение на соответствие шаблону — только латинские символы и дефис. Не более одного пробела.</text:p>
      <text:p text:style-name="P1">3. Проверка card_expiration на актуальность. Проверка, что первые две цифры не меньше 1 и не больше 12.</text:p>
      <text:p text:style-name="P1">4.Проверка cvv регулярным выражением — 3 цифры.</text:p>
      <text:p text:style-name="P1">5. Проверка order_number длинны строки — от 1 до 16 символов.</text:p>
      <text:p text:style-name="P2">6. Проверка sum на строку.</text:p>
      <text:p text:style-name="P2"/>
      <text:p text:style-name="P2">В случае любой из ошибок ответ 400.</text:p>
      <text:p text:style-name="P2"/>
      <text:p text:style-name="P2">Интеграционные тесты.</text:p>
      <text:p text:style-name="P2"/>
      <text:p text:style-name="P2">Проверка фронт-бек.</text:p>
      <text:p text:style-name="P2">1. Если <text:span text:style-name="T1">card_expiration </text:span><text:s/>первые 2 цифры меньше 1 или больше 12, то на фронте выделяется поле и выводится ошибка «Проверьте скок карты».</text:p>
      <text:p text:style-name="P2">2. Если <text:span text:style-name="T1">card_expiration </text:span><text:s/>вторые 2 цифры меньше последних двух цифр текущего года, то на фронте выделяется поле и выводится ошибка «Проверьте скок карты».</text:p>
      <text:p text:style-name="P2">3. <text:s/>Если cvv код не соответствует шаблону, то на фронте выделяется поле и выводится ошибка «Проверьте cvv код».</text:p>
      <text:p text:style-name="P2"/>
      <text:p text:style-name="P3"><text:span text:style-name="T2">Проверка бек-сервис А.</text:span></text:p>
      <text:p text:style-name="P2">Если нет ни одной ошибок валидации, то кидаем запрос сервису.</text:p>
      <text:p text:style-name="P2">1. <text:span text:style-name="T3">Проверка на 200 ответ от сервиса при соблюдении всех правил валидации данных с фронта.</text:span></text:p>
      <text:p text:style-name="P2"/>
      <text:p text:style-name="P4">Проверка бек-репозиторий.</text:p>
      <text:p text:style-name="P4">Если сервис вернул 200 ответ, то проверяем, что произошла запись данных в бд.</text:p>
      <text:p text:style-name="P4">1. Проверка, что есть запись с переданным $orderNumber.</text:p>
      <text:p text:style-name="P4">2. Проверка, что floatval(<text:span text:style-name="T2">sum</text:span>) == $sum).</text:p>
      <text:p text:style-name="P4"/>
      <text:p text:style-name="P4">Системные тесты.</text:p>
      <text:p text:style-name="P4"/>
      <text:p text:style-name="P4">Для удешевления на время тестирование можно ввести преобразование суммы. Скажем, в 10 раз меньше. При отправке запроса в сервис А делим <text:s/><text:span text:style-name="T2">sum </text:span>на 10.</text:p>
      <text:p text:style-name="P4">1. Если все данные с фронта валидны, сумма уменьшена в 10 раз, сервис А вернул 200 и репозиторий выполнил запрос, то вернуть на фронт 200 ответ с текстом «Оплата прошла успешно»</text:p>
      <text:p text:style-name="P4">2. Если данные фронта валидны, но сервис А вернул ответ, отличный от 200, то на фронте выводится ошибка «Произошла ошибка оплаты. Повторите попытку или обратитесь в чат.»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19:10:37.418085858</meta:creation-date>
    <dc:date>2021-05-09T19:44:19.387395914</dc:date>
    <meta:editing-duration>PT12M11S</meta:editing-duration>
    <meta:editing-cycles>1</meta:editing-cycles>
    <meta:document-statistic meta:table-count="0" meta:image-count="0" meta:object-count="0" meta:page-count="1" meta:paragraph-count="24" meta:word-count="282" meta:character-count="1815" meta:non-whitespace-character-count="1549"/>
    <meta:generator>LibreOffice/6.4.7.2$Linux_X86_64 LibreOffice_project/40$Build-2</meta:generator>
  </office:meta>
</office:document-meta>
</file>